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80000000800F8F8D7EFB8EC7DA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, Arial, sans-serif"/>
    <style:font-face style:name="Tahoma" svg:font-family="Tahoma" style:font-family-generic="swiss"/>
    <style:font-face style:name="Verdana" svg:font-family="Verdana, sans-serif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text-align="justify" style:justify-single-word="false" fo:padding="0.049cm" fo:border="none"/>
      <style:text-properties style:font-name="Tahoma"/>
    </style:style>
    <style:style style:name="P2" style:family="paragraph" style:parent-style-name="Text_20_body">
      <loext:graphic-properties draw:fill-gradient-name="gradient" draw:fill-hatch-name="hatch"/>
      <style:paragraph-properties fo:padding="0.049cm" fo:border="none"/>
      <style:text-properties style:font-name="Tahoma"/>
    </style:style>
    <style:style style:name="P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171774"/>
    </style:style>
    <style:style style:name="P4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normal" officeooo:paragraph-rsid="00171774"/>
    </style:style>
    <style:style style:name="P5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normal" officeooo:paragraph-rsid="00171774"/>
    </style:style>
    <style:style style:name="P6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normal" officeooo:paragraph-rsid="0024300f"/>
    </style:style>
    <style:style style:name="P7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normal" officeooo:paragraph-rsid="00245b8a"/>
    </style:style>
    <style:style style:name="P8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262401"/>
    </style:style>
    <style:style style:name="P9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262401" style:font-weight-asian="bold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171774" style:font-weight-asian="bold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bold" officeooo:paragraph-rsid="00171774" style:font-weight-asian="bold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bold" officeooo:paragraph-rsid="0024300f" style:font-weight-asian="bold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bold" officeooo:paragraph-rsid="00245b8a" style:font-weight-asian="bold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bold" officeooo:paragraph-rsid="00262401" style:font-weight-asian="bold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262401" style:font-weight-asian="bold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line-height="150%" fo:text-align="center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171774" style:font-weight-asian="bold" style:font-weight-complex="bold"/>
    </style:style>
    <style:style style:name="P17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171774"/>
    </style:style>
    <style:style style:name="P18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style:text-underline-style="solid" style:text-underline-width="auto" style:text-underline-color="font-color" fo:font-weight="bold" officeooo:rsid="00262401" officeooo:paragraph-rsid="00262401" style:font-weight-asian="bold" style:font-weight-complex="bold"/>
    </style:style>
    <style:style style:name="P19" style:family="paragraph" style:parent-style-name="Text_20_body" style:list-style-name="L9">
      <loext:graphic-properties draw:fill-gradient-name="gradient" draw:fill-hatch-name="hatch"/>
      <style:paragraph-properties fo:padding="0.049cm" fo:border="none"/>
      <style:text-properties officeooo:paragraph-rsid="00245b8a"/>
    </style:style>
    <style:style style:name="P20" style:family="paragraph" style:parent-style-name="Text_20_body" style:list-style-name="L9">
      <loext:graphic-properties draw:fill-gradient-name="gradient" draw:fill-hatch-name="hatch"/>
      <style:paragraph-properties fo:padding="0.049cm" fo:border="none"/>
      <style:text-properties fo:font-weight="bold" officeooo:paragraph-rsid="00245b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Tahoma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4" style:family="text">
      <style:text-properties loext:padding="0.049cm" loext:border="0.06pt solid #d9d9e3"/>
    </style:style>
    <style:style style:name="T5" style:family="text">
      <style:text-properties fo:color="#d1d5db" loext:opacity="100%"/>
    </style:style>
    <style:style style:name="T6" style:family="text">
      <style:text-properties style:font-name="Tahoma"/>
    </style:style>
    <style:style style:name="T7" style:family="text">
      <style:text-properties style:font-name="Tahoma" loext:padding="0.049cm" loext:border="0.06pt solid #d9d9e3"/>
    </style:style>
    <style:style style:name="T8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8">Conjuntos</text:p>
      <text:p text:style-name="P3">Conjuntos em Python são estruturas de dados que permitem armazenar coleções não ordenadas e não repetidas de elementos. Os conjuntos são úteis quando você precisa verificar a presença de um elemento de forma eficiente ou quando deseja remover elementos duplicados de uma sequência.</text:p>
      <text:p text:style-name="P1">Aqui estão alguns conceitos básicos sobre conjuntos em Python:</text:p>
      <text:p text:style-name="P8">Criação de conjuntos: </text:p>
      <text:p text:style-name="P8">É possível criar conjuntos usando chaves <text:span text:style-name="Source_20_Text"><text:span text:style-name="T4">{}</text:span></text:span> ou a função <text:span text:style-name="Source_20_Text"><text:span text:style-name="T4">set()</text:span></text:span>. Por exemplo:</text:p>
      <text:p text:style-name="P15"># Criando um conjunto vazio</text:p>
      <text:p text:style-name="P15">conjunto_vazio = set()</text:p>
      <text:p text:style-name="P15"/>
      <text:p text:style-name="P15"># Criando um conjunto com elementos</text:p>
      <text:p text:style-name="P15">conjunto = {elemento1, elemento2, elemento3}</text:p>
      <text:p text:style-name="P8"/>
      <text:p text:style-name="P14">Adição de elementos: </text:p>
      <text:p text:style-name="P8">Os elementos podem ser adicionados a um conjunto usando o método <text:span text:style-name="Source_20_Text"><text:span text:style-name="T4">add()</text:span></text:span>. Por exemplo:</text:p>
      <text:p text:style-name="P10"># Adicionando um elemento ao conjunto</text:p>
      <text:p text:style-name="P10">conjunto.add(elemento)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>Remoção de elementos:</text:span> </text:p>
      <text:p text:style-name="P8">Os elementos podem ser removidos de um conjunto usando o método <text:span text:style-name="Source_20_Text"><text:span text:style-name="T4">remove()</text:span></text:span> ou <text:span text:style-name="Source_20_Text"><text:span text:style-name="T4">discard()</text:span></text:span>. A diferença é que <text:span text:style-name="Source_20_Text"><text:span text:style-name="T4">remove()</text:span></text:span> levanta um erro se o elemento não estiver presente no conjunto, enquanto <text:span text:style-name="Source_20_Text"><text:span text:style-name="T4">discard()</text:span></text:span> não levanta erro. Por exemplo:</text:p>
      <text:p text:style-name="P15"># Removendo um elemento específico do conjunto</text:p>
      <text:p text:style-name="P15">conjunto.remove(elemento)</text:p>
      <text:p text:style-name="P15"/>
      <text:p text:style-name="P15"># Removendo um elemento (sem erro se não estiver presente)</text:p>
      <text:p text:style-name="P15">conjunto.discard(elemento)</text:p>
      <text:p text:style-name="P8"/>
      <text:p text:style-name="P14">Verificação de existência de elemento: </text:p>
      <text:p text:style-name="P8">É possível verificar se um elemento está presente em um conjunto usando o operador <text:span text:style-name="Source_20_Text"><text:span text:style-name="T4">in</text:span></text:span>. Por exemplo:</text:p>
      <text:p text:style-name="P15"># Verificando a existência de um elemento no conjunto</text:p>
      <text:p text:style-name="P15">if elemento in conjunto:</text:p>
      <text:p text:style-name="P15"><text:s text:c="4"/># Faça algo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Operações de conjuntos: </text:p>
      <text:p text:style-name="P9">Os conjuntos em Python suportam várias operações comuns, como união, interseção, diferença e diferença simétrica. Essas operações podem ser realizadas usando métodos ou operadores especiais. Por exemplo:</text:p>
      <text:p text:style-name="P9"/>
      <text:p text:style-name="P14">conjunto1 = {1, 2, 3}</text:p>
      <text:p text:style-name="P14">conjunto2 = {3, 4, 5}</text:p>
      <text:p text:style-name="P9"/>
      <text:p text:style-name="P14"># União de conjuntos</text:p>
      <text:p text:style-name="P9">uniao = conjunto1.union(conjunto2)</text:p>
      <text:p text:style-name="P9">uniao = conjunto1 | conjunto2</text:p>
      <text:p text:style-name="P9"/>
      <text:p text:style-name="P14"># Interseção de conjuntos</text:p>
      <text:p text:style-name="P9">intersecao = conjunto1.intersection(conjunto2)</text:p>
      <text:p text:style-name="P9">intersecao = conjunto1 &amp; conjunto2</text:p>
      <text:p text:style-name="P9"/>
      <text:p text:style-name="P14"># Diferença de conjuntos</text:p>
      <text:p text:style-name="P9">diferenca = conjunto1.difference(conjunto2)</text:p>
      <text:p text:style-name="P9">diferenca = conjunto1 - conjunto2</text:p>
      <text:p text:style-name="P9"/>
      <text:p text:style-name="P14"># Diferença simétrica de conjuntos</text:p>
      <text:p text:style-name="P9">diferenca_simetrica = conjunto1.symmetric_difference(conjunto2)</text:p>
      <text:p text:style-name="P9">diferenca_simetrica = conjunto1 ^ conjunto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, Arial, sans-serif"/>
    <style:font-face style:name="Tahoma" svg:font-family="Tahoma" style:font-family-generic="swiss"/>
    <style:font-face style:name="Verdana" svg:font-family="Verdana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7.108cm" svg:y="-1.588cm" svg:width="2.263cm" svg:height="2.263cm" draw:z-index="2"><draw:image xlink:href="Pictures/100000010000080000000800F8F8D7EFB8EC7DAC.png" xlink:type="simple" xlink:show="embed" xlink:actuate="onLoad" draw:mime-type="image/pn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7:25:32.511084744</meta:creation-date>
    <dc:date>2023-06-09T22:15:14.589839628</dc:date>
    <meta:editing-duration>PT2H20M18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40" meta:word-count="298" meta:character-count="2072" meta:non-whitespace-character-count="1805"/>
  </office:meta>
</office:document-meta>
</file>